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3" style:family="table-cell" style:parent-style-name="Border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2" office:value-type="string" calcext:value-type="string" table:number-columns-spanned="4" table:number-rows-spanned="3">
            <text:p><text:s text:c="109"/>SEMESTER1</text:p>
          </table:table-cell>
          <table:covered-table-cell table:number-columns-repeated="2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 table:style-name="ce1" table:number-columns-repeated="16375"/>
        </table:table-row>
        <table:table-row table:style-name="ro1">
          <table:table-cell table:number-columns-repeated="4"/>
          <table:table-cell table:style-name="ce1"/>
          <table:table-cell table:style-name="ce3" office:value-type="string" calcext:value-type="string">
            <text:p><text:s text:c="13"/>Course Name </text:p>
          </table:table-cell>
          <table:table-cell table:style-name="ce3" office:value-type="string" calcext:value-type="string">
            <text:p><text:s text:c="7"/>Credits</text:p>
          </table:table-cell>
          <table:table-cell table:style-name="ce3" office:value-type="string" calcext:value-type="string">
            <text:p><text:s text:c="7"/>Grade</text:p>
          </table:table-cell>
          <table:table-cell table:style-name="ce3" office:value-type="string" calcext:value-type="string">
            <text:p>Credits * Grade</text:p>
          </table:table-cell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9" table:number-columns-spanned="4" table:number-rows-spanned="1"/>
          <table:covered-table-cell table:number-columns-repeated="3" table:style-name="ce9"/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Applied Mathematic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G11] * [.H11]"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Bible Studi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Introduction to Computer Applic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3] * [.H13]" office:value-type="float" office:value="48" calcext:value-type="float">
            <text:p>4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Principals of Accoun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General Englis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] * [.H15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10" office:value-type="string" calcext:value-type="string">
            <text:p>Study and Research Method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3">
            <text:p><text:span text:style-name="T1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13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style-name="ce13"/>
          <table:covered-table-cell table:number-columns-repeated="2" table:style-name="ce9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9"/>
          <table:table-cell table:number-columns-repeated="16375"/>
        </table:table-row>
        <table:table-row table:style-name="ro3">
          <table:table-cell table:number-columns-repeated="8"/>
          <table:table-cell table:formula="of:=[.G20] * [.H2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9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3">
          <table:table-cell table:number-columns-repeated="8"/>
          <table:table-cell table:formula="of:=[.G29] * [.H29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0] * [.H30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11:.G34])" office:value-type="float" office:value="16" calcext:value-type="float">
            <text:p>16</text:p>
          </table:table-cell>
          <table:table-cell table:style-name="ce7" table:formula="of:=AVERAGE([.H11:.H34])" office:value-type="float" office:value="14.5" calcext:value-type="float">
            <text:p>14.50</text:p>
          </table:table-cell>
          <table:table-cell table:formula="of:=SUM([.I11:.I34])" office:value-type="float" office:value="231" calcext:value-type="float">
            <text:p>23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3:18:48.3121054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1-27T13:24:13.721985284</dc:date>
    <meta:editing-duration>PT38M31S</meta:editing-duration>
    <meta:editing-cycles>4</meta:editing-cycles>
    <meta:generator>LibreOffice/24.8.4.2$Linux_X86_64 LibreOffice_project/480$Build-2</meta:generator>
    <meta:document-statistic meta:table-count="1" meta:cell-count="47" meta:object-count="0"/>
  </office:meta>
</office:document-meta>
</file>